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docs-Roboto" svg:font-family="docs-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84cc6" officeooo:paragraph-rsid="00084cc6" style:font-weight-asian="bold" style:font-weight-complex="bold"/>
    </style:style>
    <style:style style:name="P2" style:family="paragraph" style:parent-style-name="Standard">
      <style:text-properties fo:font-variant="normal" fo:text-transform="none" fo:color="#202124" style:font-name="docs-Roboto" fo:font-size="12pt" fo:letter-spacing="normal" fo:font-style="normal" style:text-underline-style="solid" style:text-underline-width="auto" style:text-underline-color="font-color" fo:font-weight="normal" officeooo:rsid="00084cc6" officeooo:paragraph-rsid="00084cc6" style:font-weight-asian="bold" style:font-weight-complex="bold"/>
    </style:style>
    <style:style style:name="P3" style:family="paragraph" style:parent-style-name="Standard">
      <style:text-properties fo:font-variant="normal" fo:text-transform="none" fo:color="#202124" style:font-name="docs-Roboto" fo:font-size="12pt" fo:letter-spacing="normal" fo:font-style="normal" style:text-underline-style="solid" style:text-underline-width="auto" style:text-underline-color="font-color" fo:font-weight="bold" officeooo:rsid="00084cc6" officeooo:paragraph-rsid="00084cc6" style:font-weight-asian="bold" style:font-weight-complex="bold"/>
    </style:style>
    <style:style style:name="P4" style:family="paragraph" style:parent-style-name="Standard">
      <style:text-properties fo:font-variant="normal" fo:text-transform="none" fo:color="#202124" style:font-name="docs-Roboto" fo:font-size="12pt" fo:letter-spacing="normal" fo:font-style="normal" style:text-underline-style="none" fo:font-weight="bold" officeooo:rsid="00084cc6" officeooo:paragraph-rsid="00084cc6" style:font-weight-asian="bold" style:font-weight-complex="bold"/>
    </style:style>
    <style:style style:name="P5" style:family="paragraph" style:parent-style-name="Standard">
      <style:text-properties fo:font-variant="normal" fo:text-transform="none" fo:color="#202124" style:font-name="docs-Roboto" fo:font-size="12pt" fo:letter-spacing="normal" fo:font-style="normal" style:text-underline-style="none" fo:font-weight="normal" officeooo:rsid="00084cc6" officeooo:paragraph-rsid="00084cc6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:-</text:p>
      <text:p text:style-name="P2">Write a program to demonstrate static variables, methods, and blocks.</text:p>
      <text:p text:style-name="P2"/>
      <text:p text:style-name="P4">Coding:-</text:p>
      <text:p text:style-name="P4"/>
      <text:p text:style-name="P4"/>
      <text:p text:style-name="P4"/>
      <text:p text:style-name="P5">class DemonstrateStatic {</text:p>
      <text:p text:style-name="P5"><text:s text:c="4"/>static int a ; //static variable </text:p>
      <text:p text:style-name="P5"><text:s text:c="4"/>static int b ; // static variable </text:p>
      <text:p text:style-name="P5"/>
      <text:p text:style-name="P5"><text:s text:c="4"/>static{ // declearing static block</text:p>
      <text:p text:style-name="P5"><text:s text:c="8"/>a = 20;</text:p>
      <text:p text:style-name="P5"><text:s text:c="8"/>b=20;</text:p>
      <text:p text:style-name="P5"><text:s text:c="4"/>}</text:p>
      <text:p text:style-name="P5"><text:s text:c="4"/>public static void main(String[] args) {</text:p>
      <text:p text:style-name="P5"><text:s text:c="6"/></text:p>
      <text:p text:style-name="P5"><text:s text:c="8"/>System.out.println(a);</text:p>
      <text:p text:style-name="P5"><text:s text:c="8"/>System.out.println(b);</text:p>
      <text:p text:style-name="P5"><text:s text:c="4"/>}</text:p>
      <text:p text:style-name="P5"><text:s text:c="4"/></text:p>
      <text:p text:style-name="P5">}</text:p>
      <text:p text:style-name="P3"/>
      <text:p text:style-name="P3">Output:-</text:p>
      <text:p text:style-name="P5">202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docs-Roboto" svg:font-family="docs-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6:10:07.915271602</meta:creation-date>
    <dc:date>2022-07-07T16:20:48.357384297</dc:date>
    <meta:editing-duration>P0D</meta:editing-duration>
    <meta:editing-cycles>1</meta:editing-cycles>
    <meta:document-statistic meta:table-count="0" meta:image-count="0" meta:object-count="0" meta:page-count="1" meta:paragraph-count="19" meta:word-count="50" meta:character-count="390" meta:non-whitespace-character-count="289"/>
    <meta:generator>LibreOffice/6.4.7.2$Linux_X86_64 LibreOffice_project/40$Build-2</meta:generator>
  </office:meta>
</office:document-meta>
</file>